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1.75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.75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6" draw:marker-end-width="0.3cm" draw:fill="none" draw:textarea-vertical-align="middle"/>
    </style:style>
    <style:style style:name="gr9" style:family="graphic" style:parent-style-name="objectwithoutfill">
      <style:graphic-properties draw:marker-end="Arrowheads_20_7" draw:marker-end-width="0.3cm" draw:fill="none" draw:textarea-vertical-align="middle"/>
    </style:style>
    <style:style style:name="gr10" style:family="graphic" style:parent-style-name="objectwithoutfill">
      <style:graphic-properties draw:marker-end="Arrowheads_20_8" draw:marker-end-width="0.3cm" draw:fill="none" draw:textarea-vertical-align="middle"/>
    </style:style>
    <style:style style:name="gr11" style:family="graphic" style:parent-style-name="objectwithoutfill">
      <style:graphic-properties draw:marker-end="Arrowheads_20_9" draw:marker-end-width="0.3cm" draw:fill="none" draw:textarea-vertical-align="middle"/>
    </style:style>
    <style:style style:name="gr12" style:family="graphic" style:parent-style-name="objectwithoutfill">
      <style:graphic-properties draw:marker-end="Arrowheads_20_10" draw:marker-end-width="0.3cm" draw:fill="none" draw:textarea-vertical-align="middle"/>
    </style:style>
    <style:style style:name="gr13" style:family="graphic" style:parent-style-name="objectwithoutfill">
      <style:graphic-properties draw:marker-end="Arrowheads_20_11" draw:marker-end-width="0.3cm" draw:fill="none" draw:textarea-vertical-align="middle"/>
    </style:style>
    <style:style style:name="gr14" style:family="graphic" style:parent-style-name="objectwithoutfill">
      <style:graphic-properties draw:marker-end="Arrowheads_20_12" draw:marker-end-width="0.3cm" draw:fill="none" draw:textarea-vertical-align="middle"/>
    </style:style>
    <style:style style:name="gr15" style:family="graphic" style:parent-style-name="objectwithoutfill">
      <style:graphic-properties draw:marker-end="Arrowheads_20_13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5cm" svg:height="2.5cm" svg:x="5.2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2.25cm" svg:height="2.5cm" svg:x="9.7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25cm" svg:height="2.5cm" svg:x="7.5cm" svg:y="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25cm" svg:height="2.5cm" svg:x="12.75cm" svg:y="1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2.25cm" svg:height="2.5cm" svg:x="17.25cm" svg:y="1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25cm" svg:height="2.5cm" svg:x="15cm" svg:y="1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2.25cm" svg:height="2.5cm" svg:x="1.75cm" svg:y="1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2.25cm" svg:height="2.5cm" svg:x="4cm" svg:y="19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2.25cm" svg:height="2.5cm" svg:x="6.75cm" svg:y="15.7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25cm" svg:height="2.5cm" svg:x="2.75cm" svg:y="2.25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25cm" svg:height="2.5cm" svg:x="9.75cm" svg:y="1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2.25cm" svg:height="2.5cm" svg:x="10.25cm" svg:y="1.75cm">
          <text:p text:style-name="P1">m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6.375cm" svg:y1="12cm" svg:x2="2.875cm" svg:y2="19cm" draw:start-shape="id1" draw:start-glue-point="2" draw:end-shape="id2" draw:end-glue-point="0" svg:d="M6375 12000c0 5250-3500 1750-3500 7000" svg:viewBox="0 0 3501 7001">
          <text:p/>
        </draw:connector>
        <draw:connector draw:style-name="gr4" draw:text-style-name="P2" draw:layer="layout" draw:type="curve" svg:x1="8.625cm" svg:y1="12cm" svg:x2="7.875cm" svg:y2="15.75cm" draw:start-shape="id3" draw:start-glue-point="2" draw:end-shape="id4" draw:end-glue-point="0" svg:d="M8625 12000c0 2812-750 938-750 3750" svg:viewBox="0 0 751 3751">
          <text:p/>
        </draw:connector>
        <draw:connector draw:style-name="gr5" draw:text-style-name="P2" draw:layer="layout" draw:type="curve" svg:x1="10.875cm" svg:y1="12cm" svg:x2="13.875cm" svg:y2="19cm" draw:start-shape="id5" draw:start-glue-point="2" draw:end-shape="id6" draw:end-glue-point="0" svg:d="M10875 12000c0 5250 3000 1750 3000 7000" svg:viewBox="0 0 3001 7001">
          <text:p/>
        </draw:connector>
        <draw:frame draw:style-name="gr6" draw:text-style-name="P3" xml:id="id7" draw:id="id7" draw:layer="layout" svg:width="1.59cm" svg:height="0.962cm" svg:x="9.16cm" svg:y="24.788cm">
          <draw:text-box>
            <text:p>Null</text:p>
          </draw:text-box>
        </draw:frame>
        <draw:connector draw:style-name="gr7" draw:text-style-name="P2" draw:layer="layout" draw:type="curve" svg:x1="2.875cm" svg:y1="21.5cm" svg:x2="9.16cm" svg:y2="25.269cm" draw:start-shape="id2" draw:start-glue-point="2" draw:end-shape="id7" draw:end-glue-point="3" svg:d="M2875 21500c0 2513 2095 3769 6285 3769" svg:viewBox="0 0 6286 3770">
          <text:p/>
        </draw:connector>
        <draw:connector draw:style-name="gr8" draw:text-style-name="P2" draw:layer="layout" draw:type="curve" svg:x1="7.875cm" svg:y1="18.25cm" svg:x2="9.955cm" svg:y2="24.788cm" draw:start-shape="id4" draw:start-glue-point="2" draw:end-shape="id7" draw:end-glue-point="0" svg:d="M7875 18250c0 4905 2080 1636 2080 6538" svg:viewBox="0 0 2081 6539">
          <text:p/>
        </draw:connector>
        <draw:connector draw:style-name="gr9" draw:text-style-name="P2" draw:layer="layout" draw:type="curve" svg:x1="10.875cm" svg:y1="20.5cm" svg:x2="9.955cm" svg:y2="24.788cm" draw:start-shape="id8" draw:start-glue-point="2" draw:end-shape="id7" draw:end-glue-point="0" svg:d="M10875 20500c0 3217-920 1074-920 4288" svg:viewBox="0 0 921 4289">
          <text:p/>
        </draw:connector>
        <draw:connector draw:style-name="gr10" draw:text-style-name="P2" draw:layer="layout" draw:type="curve" svg:x1="13.875cm" svg:y1="21.5cm" svg:x2="10.75cm" svg:y2="25.269cm" draw:start-shape="id6" draw:start-glue-point="2" draw:end-shape="id7" draw:end-glue-point="1" svg:d="M13875 21500c0 2513-1041 3769-3125 3769" svg:viewBox="0 0 3126 3770">
          <text:p/>
        </draw:connector>
        <draw:connector draw:style-name="gr11" draw:text-style-name="P2" draw:layer="layout" draw:type="curve" svg:x1="16.125cm" svg:y1="21.5cm" svg:x2="10.75cm" svg:y2="25.269cm" draw:start-shape="id9" draw:start-glue-point="2" draw:end-shape="id7" draw:end-glue-point="1" svg:d="M16125 21500c0 2513-1791 3769-5375 3769" svg:viewBox="0 0 5376 3770">
          <text:p/>
        </draw:connector>
        <draw:connector draw:style-name="gr12" draw:text-style-name="P2" draw:layer="layout" draw:type="curve" svg:x1="18.375cm" svg:y1="21.5cm" svg:x2="10.75cm" svg:y2="25.269cm" draw:start-shape="id10" draw:start-glue-point="2" draw:end-shape="id7" draw:end-glue-point="1" svg:d="M18375 21500c0 2513-2541 3769-7625 3769" svg:viewBox="0 0 7626 3770">
          <text:p/>
        </draw:connector>
        <draw:connector draw:style-name="gr13" draw:text-style-name="P2" draw:layer="layout" draw:type="curve" svg:x1="5.125cm" svg:y1="21.5cm" svg:x2="9.16cm" svg:y2="25.269cm" draw:start-shape="id11" draw:start-glue-point="2" draw:end-shape="id7" draw:end-glue-point="3" svg:d="M5125 21500c0 2513 1345 3769 4035 3769" svg:viewBox="0 0 4036 3770">
          <text:p/>
        </draw:connector>
        <draw:connector draw:style-name="gr14" draw:text-style-name="P2" draw:layer="layout" draw:type="curve" svg:x1="3.875cm" svg:y1="4.75cm" svg:x2="6.375cm" svg:y2="9.5cm" draw:start-shape="id12" draw:start-glue-point="2" draw:end-shape="id1" draw:end-glue-point="0" svg:d="M3875 4750c0 3562 2500 1188 2500 4750" svg:viewBox="0 0 2501 4751">
          <text:p/>
        </draw:connector>
        <draw:connector draw:style-name="gr15" draw:text-style-name="P2" draw:layer="layout" draw:type="curve" svg:x1="11.375cm" svg:y1="4.25cm" svg:x2="8.625cm" svg:y2="9.5cm" draw:start-shape="id13" draw:start-glue-point="2" draw:end-shape="id3" draw:end-glue-point="0" svg:d="M11375 4250c0 3937-2750 1313-2750 5250" svg:viewBox="0 0 2751 5251">
          <text:p/>
        </draw:connector>
        <draw:frame draw:style-name="gr16" draw:text-style-name="P4" draw:layer="layout" svg:width="9.75cm" svg:height="2.2cm" svg:x="1cm" svg:y="26.5cm">
          <draw:text-box>
            <text:p>Pratham</text:p>
            <text:p>Assignment5q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20:50:54.235887478</meta:creation-date>
    <dc:date>2023-10-06T22:50:28.691315624</dc:date>
    <meta:editing-duration>PT1H59M34S</meta:editing-duration>
    <meta:editing-cycles>1</meta:editing-cycles>
    <meta:document-statistic meta:object-count="26"/>
    <meta:generator>LibreOffice/7.3.7.2$Linux_X86_64 LibreOffice_project/30$Build-2</meta:generator>
  </office:meta>
</office:document-meta>
</file>